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roduct-sales-analysis-i/" text:style-name="Internet_20_link" text:visited-style-name="Visited_20_Internet_20_Link"><text:span text:style-name="T1">1068. Product Sales Analysis I</text:span></text:a></text:p>
      <text:section text:style-name="Sect1" text:name="headlessui-popover-button-:rh:">
        <text:p text:style-name="Standard"/>
      </text:section>
      <text:p text:style-name="P4">Easy</text:p>
      <text:p text:style-name="P4">374</text:p>
      <text:p text:style-name="P4">158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Sales</text:span></text:span></text:p>
      <text:p text:style-name="P2">+-------------+-------+</text:p>
      <text:p text:style-name="P2">| Column Name | Type <text:s/>|</text:p>
      <text:p text:style-name="P2">+-------------+-------+</text:p>
      <text:p text:style-name="P2">| sale_id <text:s text:c="4"/>| int <text:s text:c="2"/>|</text:p>
      <text:p text:style-name="P2">| product_id <text:s/>| int <text:s text:c="2"/>|</text:p>
      <text:p text:style-name="P2">| year <text:s text:c="7"/>| int <text:s text:c="2"/>|</text:p>
      <text:p text:style-name="P2">| quantity <text:s text:c="3"/>| int <text:s text:c="2"/>|</text:p>
      <text:p text:style-name="P2">| price <text:s text:c="6"/>| int <text:s text:c="2"/>|</text:p>
      <text:p text:style-name="P2">+-------------+-------+</text:p>
      <text:p text:style-name="P2">(sale_id, year) is the primary key of this table.</text:p>
      <text:p text:style-name="P3"><text:span text:style-name="T1">product_id is a foreign key to </text:span><text:span text:style-name="Source_20_Text"><text:span text:style-name="T2">Product</text:span></text:span><text:span text:style-name="T1"> table.</text:span></text:p>
      <text:p text:style-name="P2">Each row of this table shows a sale on the product product_id in a certain year.</text:p>
      <text:p text:style-name="P1">Note that the price is per unit.</text:p>
      <text:p text:style-name="P6"> </text:p>
      <text:p text:style-name="P5"><text:span text:style-name="T1">Table: </text:span><text:span text:style-name="Source_20_Text"><text:span text:style-name="T2">Product</text:span></text:span></text:p>
      <text:p text:style-name="P2">+--------------+---------+</text:p>
      <text:p text:style-name="P2">| Column Name <text:s/>| Type <text:s text:c="3"/>|</text:p>
      <text:p text:style-name="P2">+--------------+---------+</text:p>
      <text:p text:style-name="P2">| product_id <text:s text:c="2"/>| int <text:s text:c="4"/>|</text:p>
      <text:p text:style-name="P2">| product_name | varchar |</text:p>
      <text:p text:style-name="P2">+--------------+---------+</text:p>
      <text:p text:style-name="P2">product_id is the primary key of this table.</text:p>
      <text:p text:style-name="P1">Each row of this table indicates the product name of each product.</text:p>
      <text:p text:style-name="P6"> </text:p>
      <text:p text:style-name="P5"><text:span text:style-name="T1">Write an SQL query that reports the </text:span><text:span text:style-name="Source_20_Text"><text:span text:style-name="T2">product_name</text:span></text:span><text:span text:style-name="T1">, </text:span><text:span text:style-name="Source_20_Text"><text:span text:style-name="T2">year</text:span></text:span><text:span text:style-name="T1">, and </text:span><text:span text:style-name="Source_20_Text"><text:span text:style-name="T2">price</text:span></text:span><text:span text:style-name="T1"> for each </text:span><text:span text:style-name="Source_20_Text"><text:span text:style-name="T2">sale_id</text:span></text:span><text:span text:style-name="T1"> in the </text:span><text:span text:style-name="Source_20_Text"><text:span text:style-name="T2">Sales</text:span></text:span><text:span text:style-name="T1"> table.</text:span></text:p>
      <text:p text:style-name="P5"><text:span text:style-name="T1">Return the resulting table in </text:span><text:span text:style-name="Strong_20_Emphasis"><text:span text:style-name="T1">any order</text:span></text:span><text:span text:style-name="T1">.</text:span></text:p>
      <text:p text:style-name="P6">The query 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<text:soft-page-break/>Sales table:</text:p>
      <text:p text:style-name="P2">+---------+------------+------+----------+-------+</text:p>
      <text:p text:style-name="P2">| sale_id | product_id | year | quantity | price |</text:p>
      <text:p text:style-name="P2">+---------+------------+------+----------+-------+ </text:p>
      <text:p text:style-name="P2">| 1 <text:s text:c="6"/>| 100 <text:s text:c="7"/>| 2008 | 10 <text:s text:c="6"/>| 5000 <text:s/>|</text:p>
      <text:p text:style-name="P2">| 2 <text:s text:c="6"/>| 100 <text:s text:c="7"/>| 2009 | 12 <text:s text:c="6"/>| 5000 <text:s/>|</text:p>
      <text:p text:style-name="P2">| 7 <text:s text:c="6"/>| 200 <text:s text:c="7"/>| 2011 | 15 <text:s text:c="6"/>| 9000 <text:s/>|</text:p>
      <text:p text:style-name="P2">+---------+------------+------+----------+-------+</text:p>
      <text:p text:style-name="P2">Product table:</text:p>
      <text:p text:style-name="P2">+------------+--------------+</text:p>
      <text:p text:style-name="P2">| product_id | product_name |</text:p>
      <text:p text:style-name="P2">+------------+--------------+</text:p>
      <text:p text:style-name="P2">| 100 <text:s text:c="7"/>| Nokia <text:s text:c="7"/>|</text:p>
      <text:p text:style-name="P2">| 200 <text:s text:c="7"/>| Apple <text:s text:c="7"/>|</text:p>
      <text:p text:style-name="P2">| 300 <text:s text:c="7"/>| Samsung <text:s text:c="5"/>|</text:p>
      <text:p text:style-name="P2">+------------+--------------+</text:p>
      <text:p text:style-name="P3"><text:span text:style-name="Strong_20_Emphasis"><text:span text:style-name="T1">Output:</text:span></text:span><text:span text:style-name="T1"> </text:span></text:p>
      <text:p text:style-name="P2">+--------------+-------+-------+</text:p>
      <text:p text:style-name="P2">| product_name | year <text:s/>| price |</text:p>
      <text:p text:style-name="P2">+--------------+-------+-------+</text:p>
      <text:p text:style-name="P2">| Nokia <text:s text:c="7"/>| 2008 <text:s/>| 5000 <text:s/>|</text:p>
      <text:p text:style-name="P2">| Nokia <text:s text:c="7"/>| 2009 <text:s/>| 5000 <text:s/>|</text:p>
      <text:p text:style-name="P2">| Apple <text:s text:c="7"/>| 2011 <text:s/>| 9000 <text:s/>|</text:p>
      <text:p text:style-name="P2">+--------------+-------+-------+</text:p>
      <text:p text:style-name="P3"><text:span text:style-name="Strong_20_Emphasis"><text:span text:style-name="T1">Explanation:</text:span></text:span><text:span text:style-name="T1"> </text:span></text:p>
      <text:p text:style-name="P2">From sale_id = 1, we can conclude that Nokia was sold for 5000 in the year 2008.</text:p>
      <text:p text:style-name="P2">From sale_id = 2, we can conclude that Nokia was sold for 5000 in the year 2009.</text:p>
      <text:p text:style-name="P1">From sale_id = 7, we can conclude that Apple was sold for 9000 in the year 2011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17:33:11.900000000</dc:date>
    <meta:editing-duration>PT8S</meta:editing-duration>
    <meta:editing-cycles>1</meta:editing-cycles>
    <meta:document-statistic meta:table-count="0" meta:image-count="0" meta:object-count="0" meta:page-count="2" meta:paragraph-count="65" meta:word-count="365" meta:character-count="2043" meta:non-whitespace-character-count="1605"/>
    <meta:generator>LibreOffice/7.2.2.2$Windows_X86_64 LibreOffice_project/02b2acce88a210515b4a5bb2e46cbfb63fe97d56</meta:generator>
  </office:meta>
</office:document-meta>
</file>